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P1" style:family="paragraph" style:parent-style-name="Standard" style:master-page-name="Standard">
      <style:paragraph-properties style:page-number="au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gic summ 2: Logic of the complex plane</text:p>
      <text:p text:style-name="Standard"/>
      <text:p text:style-name="Standard">Let us begin: (p^q)^v(pvq) <text:s text:c="2"/>here, we see that (p^q)^(pvq) = p^q, is this always true? <text:s text:c="8"/></text:p>
      <text:p text:style-name="Standard"><text:s text:c="23"/>111 <text:s/>11 111 <text:s text:c="4"/>If I walk 2 steps, and I walk 3 steps, then do I have 2 steps?</text:p>
      <text:p text:style-name="Standard"><text:s text:c="23"/>100 <text:s/>01 110 <text:s text:c="3"/>There are 8 ways that I could walk 3 steps. </text:p>
      <text:p text:style-name="Standard"><text:s text:c="23"/>001 <text:s/>01 <text:s/>011 <text:s text:c="2"/>They are (1+1+1),(1-1-1),(1-1+1),(1+1-1) and their negatives. <text:s text:c="68"/></text:p>
      <text:p text:style-name="Standard"><text:s text:c="23"/>000 <text:s/>00 <text:s/>000 <text:s text:c="2"/>In only 2 instances does it appear to the viewer that I have walked two </text:p>
      <text:p text:style-name="Standard"/>
      <text:p text:style-name="Standard">steps at any given time, (1,2,3)(1,0,1)(1,0,1)(1,2,1)otherwise, I have walked only 1 or 3 steps.</text:p>
      <text:p text:style-name="Standard">Even when I have taken 3 steps, I only have 2 steps if I did not reverse steps.</text:p>
      <text:p text:style-name="Standard"/>
      <text:p text:style-name="Standard">This is one of the pitfalls of definite, or statistical logic. We want to prove instantaneously that Jill's position on the map implies totally relative distance p. </text:p>
      <text:p text:style-name="Standard"/>
      <text:p text:style-name="Standard">In some instance f={xyz}, only one dimension is being counted at one time, to demonstrate something, Jill only moves in a straight line. In this case, the other dimensions are invalid. </text:p>
      <text:p text:style-name="Standard">::q=f(p+h), <text:s/>x={y+h1,z+h2}. </text:p>
      <text:p text:style-name="Standard"/>
      <text:p text:style-name="Standard">Since h can only be a straight line, we rotate the map to say (x+h)=f(x+xi) to represent every interval of x, where (x,y)=(x,z)=[i+1,i-1]. Notice that every rotation is a multiplication by i.</text:p>
      <text:p text:style-name="Standard"/>
      <text:p text:style-name="Standard">Then we have: (p^q) ^ <text:s text:c="3"/>v <text:s/>(pvq)</text:p>
      <text:p text:style-name="Standard"><text:s text:c="26"/>I-1i <text:s/>-i <text:s/>(i-1) I <text:s/>I I </text:p>
      <text:p text:style-name="Standard"><text:s text:c="26"/>I I 0 -1 <text:s text:c="2"/>2i <text:s text:c="2"/>I <text:s/>I 0</text:p>
      <text:p text:style-name="Standard"><text:s text:c="26"/>0 I I -1 <text:s text:c="2"/>2i <text:s text:c="2"/>0 I I</text:p>
      <text:p text:style-name="Standard"><text:s text:c="26"/>000 <text:s/>00 <text:s text:c="3"/>0 <text:s text:c="2"/>000</text:p>
      <text:p text:style-name="Standard">The probability for Jill to have made 1^2^1v2 steps is imaginary, since Jill definitely made 3 steps, and could not have done so without making either pvq. </text:p>
      <text:p text:style-name="Standard">If Jill had only made either 1v2 steps, then there is a probability that she is in the same position (iii0)</text:p>
      <text:p text:style-name="Standard">If Jill had made 1^2 steps, then there can be no way that Jill made only 1v2 steps, but both. (1000)</text:p>
      <text:p text:style-name="Standard">Notice here that i^2 = -1, and that |-1|=1.</text:p>
      <text:p text:style-name="Standard"/>
      <text:p text:style-name="Standard">Given states 0^1, notice that there must me a transition I between 0 and 1, which gives us 3 states.</text:p>
      <text:p text:style-name="Standard">From these 3 states, we can form 9 conditional clauses. (01)(0i)(00)(i0)(i1)(ii)(10)(1i)(11).</text:p>
      <text:p text:style-name="Standard"/>
      <text:p text:style-name="Standard">This means that for p^vq: <text:s text:c="30"/>sorry for the capitalizations, (i=I).</text:p>
      <text:p text:style-name="Standard"><text:s text:c="32"/>1111 <text:s text:c="3"/>I-1i I <text:s text:c="2"/>11i I <text:s text:c="2"/>I1i1 for all clauses where I may have or I do have an </text:p>
      <text:p text:style-name="Standard"><text:s text:c="32"/>1010 <text:s text:c="3"/>I0i 0 <text:s text:c="2"/>1010 <text:s/>I0i0 <text:s/>argument. Notice: (p^q) = -(p^qi), pi^q=p^qi, pvq=(pvq)i. </text:p>
      <text:p text:style-name="Standard"><text:s text:c="33"/>0011 <text:s text:c="2"/>00i I <text:s text:c="3"/>00iI <text:s text:c="2"/>0011 </text:p>
      <text:p text:style-name="Standard"><text:s text:c="33"/>0000 <text:s text:c="2"/>0000 <text:s text:c="2"/>0000 <text:s/>0000</text:p>
      <text:p text:style-name="Standard"><text:s text:c="34"/></text:p>
      <text:p text:style-name="Standard"/>
      <text:p text:style-name="Standard">all forms of |(p^vq)i| are all indefinite clauses. p^q is considered a definite clause.</text:p>
      <text:p text:style-name="Standard">The different solutions for the different clauses are defined in this way:</text:p>
      <text:p text:style-name="Standard"/>
      <text:p text:style-name="Standard">0: I dont have, oo: I cant have, I: I may have, 1: I must have.</text:p>
      <text:p text:style-name="Standard">I must have means that I certainly do have, even if it is only within a specific time.</text:p>
      <text:p text:style-name="Standard"/>
      <text:p text:style-name="Standard">Instances: (p^q)^v(pvq)i, (p^q)^v(p^q)i, (p^q)+(p^vq)i</text:p>
      <text:p text:style-name="Standard"><text:soft-page-break/><text:s text:c="18"/>111 <text:s/>1i <text:s/>i <text:s text:c="2"/>i i <text:s text:c="6"/>1 <text:s text:c="2"/>1i <text:s text:c="3"/>1 <text:s text:c="10"/>1 <text:s/>1-i 1 i</text:p>
      <text:p text:style-name="Standard"><text:s text:c="18"/>100 <text:s/>0i <text:s/>I <text:s/>i 0 <text:s text:c="36"/>i <text:s text:c="5"/>i</text:p>
      <text:p text:style-name="Standard"><text:s text:c="18"/>001 <text:s/>0i <text:s/>0 i I <text:s text:c="38"/>i <text:s text:c="4"/>i</text:p>
      <text:p text:style-name="Standard"><text:s text:c="18"/>000 <text:s/>00 000 <text:s text:c="35"/></text:p>
      <text:p text:style-name="Standard">cardinality is important when compounding complex solutions.</text:p>
      <text:p text:style-name="Standard">Although both 1+i and 1-i implies that both i^1 are present ^:::1+i,</text:p>
      <text:p text:style-name="Standard">(1+i)(1+i)=1+2i-1=2i, <text:s text:c="7"/>(1+i)(1-i)=1-i+i+1=2, <text:s text:c="9"/>(1-i)(1-i)=1-2i-1=-2i.</text:p>
      <text:p text:style-name="Standard"/>
      <text:p text:style-name="Standard">This was how logic was taught in the class that I attended there. The whole semester passed by in only 2 hours. The point was that with any argument, even if it looks real, it is only valid if certain prior conditions are met. Something cannot be assumed valid just because it appears real. Truth is like an intersection of validity. Thus, they use imaginary logic to compute the likelihood of something being </text:p>
      <text:p text:style-name="Standard">valid or true. </text:p>
      <text:p text:style-name="Standard"/>
      <text:p text:style-name="Standard">Therefore, to consider the instantaneous change of something being valid or true, notice that the sum of a sequence of 1s is n. the sum of intervals ni is also n, this, E(1+i)=(1+n). Taking the limit to infinity,</text:p>
      <text:p text:style-name="Standard">|E(1+i)di=n+c, S(1+i)dx=x(1+i)v(x+xi).</text:p>
      <text:p text:style-name="Standard"/>
      <text:p text:style-name="Standard">Squaring this, we can say that (1+i)^4 = (1+i)(1+i)(1+i)(1+i), v, 2i^2=-4, Similarly, (1+i)^(2k+1)=</text:p>
      <text:p text:style-name="Standard">(2i^k)(1+i), (1+i)^(4k+1)=(-4^k)(1+i).</text:p>
      <text:p text:style-name="Standard"/>
      <text:p text:style-name="Standard">For instance, -x^(-1^-3/2)=-x^i^-3=-x^-i=-(1/x)^i=-x^(1/2).</text:p>
      <text:p text:style-name="Standard"/>
      <text:p text:style-name="Standard">In conclusion, to use both the instance and its transition together,</text:p>
      <text:p text:style-name="Standard"/>
      <text:p text:style-name="Standard">p <text:s text:c="6"/>^ <text:s text:c="5"/>q <text:s text:c="6"/>^ <text:s text:c="16"/>v <text:s text:c="5"/>p <text:s text:c="5"/>v <text:s text:c="5"/>q</text:p>
      <text:p text:style-name="Standard">1+i <text:s text:c="2"/>2i <text:s text:c="2"/>1+i <text:s text:c="4"/>2i(2+2i) <text:s text:c="3"/>2+4i <text:s text:c="3"/>1+i <text:s/>2+2i <text:s/>1+i</text:p>
      <text:p text:style-name="Standard">1+i <text:s text:c="4"/>0 <text:s text:c="4"/>0 <text:s text:c="6"/>0 <text:s text:c="13"/>1+i <text:s text:c="5"/>1+i <text:s text:c="2"/>1+i <text:s text:c="3"/>0</text:p>
      <text:p text:style-name="Standard">0 <text:s text:c="7"/>0 <text:s text:c="2"/>1+i <text:s text:c="6"/>0 <text:s text:c="12"/>1+i <text:s text:c="4"/>0 <text:s text:c="6"/>1+i 1+i</text:p>
      <text:p text:style-name="Standard">0 <text:s text:c="8"/>0 <text:s text:c="3"/>0 <text:s text:c="8"/>0 <text:s text:c="13"/>0 <text:s text:c="8"/>0 <text:s text:c="5"/>0 <text:s text:c="6"/>0</text:p>
      <text:p text:style-name="Standard"/>
      <text:p text:style-name="Standard"><text:s text:c="26"/>4i-4 <text:s text:c="9"/>2(1+2i)</text:p>
      <text:p text:style-name="Standard"><text:s text:c="27"/>i+1 <text:s text:c="13"/>1+2i</text:p>
      <text:p text:style-name="Standard"/>
      <text:p text:style-name="Standard">applying the rules of assumption, (and not the rules of cardinality),</text:p>
      <text:p text:style-name="Standard">4i-4=4(i-i)=c(i-1):::(i-1), |i-1|=1+i. Scalars are dropped and absolute value is applied to gain simplet.</text:p>
      <text:p text:style-name="Standard">2+4i=2(c)(1+2i)=1+2i. For this example, 2i cannot be reduced. This argument is twice as likely to be valid as it is to be true.</text:p>
      <text:p text:style-name="Standard"/>
      <text:p text:style-name="Standard">Comparing the first solutions to the other 3 will require cardinality, this argument is 4 times as likely to work well if all values are true than if only some values were true.</text:p>
      <text:p text:style-name="Standard"><text:s text:c="117"/>Armani Willis 11.14.1.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bsatz-Standardschriftar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W</meta:initial-creator>
    <meta:creation-date>2016-11-14T14:42:31</meta:creation-date>
    <dc:date>2019-06-24T10:14:02.607000000</dc:date>
    <meta:editing-duration>PT4M17S</meta:editing-duration>
    <meta:editing-cycles>1</meta:editing-cycles>
    <meta:document-statistic meta:table-count="0" meta:image-count="0" meta:object-count="0" meta:page-count="2" meta:paragraph-count="61" meta:word-count="784" meta:character-count="5457" meta:non-whitespace-character-count="3565"/>
    <meta:generator>LibreOffice/6.1.2.1$Windows_X86_64 LibreOffice_project/65905a128db06ba48db947242809d14d3f9a93fe</meta:generator>
  </office:meta>
</office:document-meta>
</file>